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office:value-type="string" calcext:value-type="string">
            <text:p>Fireman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2 turn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office:value-type="string" calcext:value-type="string">
            <text:p>Count Carbonara</text:p>
          </table:table-cell>
          <table:table-cell/>
          <table:table-cell office:value-type="float" office:value="23" calcext:value-type="float">
            <text:p>23</text:p>
          </table:table-cell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table table:name="Maths" table:style-name="ta1"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xt ID:</text:p>
          </table:table-cell>
          <table:table-cell table:formula="of:=MAX([$Minions.J2:$Minions.J90]; [$'Other Cards'.H2:$'Other Cards'.H85])+1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0:57:23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1T23:00:50.743000000</dc:date>
    <meta:editing-duration>P1DT1H53M38S</meta:editing-duration>
    <meta:editing-cycles>131</meta:editing-cycles>
    <meta:document-statistic meta:table-count="4" meta:cell-count="782" meta:object-count="0"/>
  </office:meta>
</office:document-meta>
</file>